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45.76pt"/>
    </style:style>
    <style:style style:name="co3" style:family="table-column">
      <style:table-column-properties fo:break-before="auto" style:column-width="82.26pt"/>
    </style:style>
    <style:style style:name="co4" style:family="table-column">
      <style:table-column-properties fo:break-before="auto" style:column-width="79.09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2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Amstetten</text:p>
          </table:table-cell>
          <table:table-cell office:value-type="string" calcext:value-type="string">
            <text:p>Niederösterreich</text:p>
          </table:table-cell>
          <table:table-cell office:value-type="float" office:value="48.12502" calcext:value-type="float">
            <text:p>48.12502000</text:p>
          </table:table-cell>
          <table:table-cell office:value-type="float" office:value="14.86934" calcext:value-type="float">
            <text:p>14.86934000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Baden</text:p>
          </table:table-cell>
          <table:table-cell office:value-type="string" calcext:value-type="string">
            <text:p>Niederösterreich</text:p>
          </table:table-cell>
          <table:table-cell office:value-type="float" office:value="48.00214" calcext:value-type="float">
            <text:p>48.00214000</text:p>
          </table:table-cell>
          <table:table-cell office:value-type="float" office:value="16.23091" calcext:value-type="float">
            <text:p>16.23091000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Bludenz</text:p>
          </table:table-cell>
          <table:table-cell office:value-type="string" calcext:value-type="string">
            <text:p>Vorarlberg</text:p>
          </table:table-cell>
          <table:table-cell office:value-type="float" office:value="47.15991" calcext:value-type="float">
            <text:p>47.15991000</text:p>
          </table:table-cell>
          <table:table-cell office:value-type="float" office:value="9.80821000000003" calcext:value-type="float">
            <text:p>9.80821000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Braunau am Inn</text:p>
          </table:table-cell>
          <table:table-cell office:value-type="string" calcext:value-type="string">
            <text:p>Oberösterreich</text:p>
          </table:table-cell>
          <table:table-cell office:value-type="float" office:value="48.259124" calcext:value-type="float">
            <text:p>48.25912400</text:p>
          </table:table-cell>
          <table:table-cell office:value-type="float" office:value="13.047988" calcext:value-type="float">
            <text:p>13.04798800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Bregenz</text:p>
          </table:table-cell>
          <table:table-cell office:value-type="string" calcext:value-type="string">
            <text:p>Vorarlberg</text:p>
          </table:table-cell>
          <table:table-cell office:value-type="float" office:value="47.50075" calcext:value-type="float">
            <text:p>47.50075000</text:p>
          </table:table-cell>
          <table:table-cell office:value-type="float" office:value="9.74230999999998" calcext:value-type="float">
            <text:p>9.74231000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Bruck an der Leitha</text:p>
          </table:table-cell>
          <table:table-cell office:value-type="string" calcext:value-type="string">
            <text:p>Niederösterreich</text:p>
          </table:table-cell>
          <table:table-cell office:value-type="float" office:value="48.02375" calcext:value-type="float">
            <text:p>48.02375000</text:p>
          </table:table-cell>
          <table:table-cell office:value-type="float" office:value="16.77534" calcext:value-type="float">
            <text:p>16.77534000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Mürzzuschlag</text:p>
          </table:table-cell>
          <table:table-cell office:value-type="string" calcext:value-type="string">
            <text:p>Steiermark</text:p>
          </table:table-cell>
          <table:table-cell office:value-type="float" office:value="47.60687" calcext:value-type="float">
            <text:p>47.60687000</text:p>
          </table:table-cell>
          <table:table-cell office:value-type="float" office:value="15.67171" calcext:value-type="float">
            <text:p>15.67171000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Deutschlandsberg</text:p>
          </table:table-cell>
          <table:table-cell office:value-type="string" calcext:value-type="string">
            <text:p>Steiermark</text:p>
          </table:table-cell>
          <table:table-cell office:value-type="float" office:value="46.81595" calcext:value-type="float">
            <text:p>46.81595000</text:p>
          </table:table-cell>
          <table:table-cell office:value-type="float" office:value="15.21338" calcext:value-type="float">
            <text:p>15.21338000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string" calcext:value-type="string">
            <text:p>Eferding</text:p>
          </table:table-cell>
          <table:table-cell office:value-type="string" calcext:value-type="string">
            <text:p>Oberösterreich</text:p>
          </table:table-cell>
          <table:table-cell office:value-type="float" office:value="48.30879" calcext:value-type="float">
            <text:p>48.30879000</text:p>
          </table:table-cell>
          <table:table-cell office:value-type="float" office:value="14.02023" calcext:value-type="float">
            <text:p>14.02023000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Eisenstadt</text:p>
          </table:table-cell>
          <table:table-cell office:value-type="string" calcext:value-type="string">
            <text:p>Burgenland</text:p>
          </table:table-cell>
          <table:table-cell office:value-type="float" office:value="47.84637" calcext:value-type="float">
            <text:p>47.84637000</text:p>
          </table:table-cell>
          <table:table-cell office:value-type="float" office:value="16.52796" calcext:value-type="float">
            <text:p>16.52796000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Feldkirch</text:p>
          </table:table-cell>
          <table:table-cell office:value-type="string" calcext:value-type="string">
            <text:p>Vorarlberg</text:p>
          </table:table-cell>
          <table:table-cell office:value-type="float" office:value="47.24128" calcext:value-type="float">
            <text:p>47.24128000</text:p>
          </table:table-cell>
          <table:table-cell office:value-type="float" office:value="9.6019" calcext:value-type="float">
            <text:p>9.60190000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Feldkirchen in Kärnten</text:p>
          </table:table-cell>
          <table:table-cell office:value-type="string" calcext:value-type="string">
            <text:p>Kärnten</text:p>
          </table:table-cell>
          <table:table-cell office:value-type="float" office:value="46.7267407" calcext:value-type="float">
            <text:p>46.72674070</text:p>
          </table:table-cell>
          <table:table-cell office:value-type="float" office:value="14.0888806" calcext:value-type="float">
            <text:p>14.08888060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string" calcext:value-type="string">
            <text:p>Freistadt</text:p>
          </table:table-cell>
          <table:table-cell office:value-type="string" calcext:value-type="string">
            <text:p>Oberösterreich</text:p>
          </table:table-cell>
          <table:table-cell office:value-type="float" office:value="48.50217" calcext:value-type="float">
            <text:p>48.50217000</text:p>
          </table:table-cell>
          <table:table-cell office:value-type="float" office:value="14.50201" calcext:value-type="float">
            <text:p>14.50201000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office:value-type="string" calcext:value-type="string">
            <text:p>Gänserndorf</text:p>
          </table:table-cell>
          <table:table-cell office:value-type="string" calcext:value-type="string">
            <text:p>Niederösterreich</text:p>
          </table:table-cell>
          <table:table-cell office:value-type="float" office:value="48.34067" calcext:value-type="float">
            <text:p>48.34067000</text:p>
          </table:table-cell>
          <table:table-cell office:value-type="float" office:value="16.71754" calcext:value-type="float">
            <text:p>16.71754000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Gmünd</text:p>
          </table:table-cell>
          <table:table-cell office:value-type="string" calcext:value-type="string">
            <text:p>Niederösterreich</text:p>
          </table:table-cell>
          <table:table-cell office:value-type="float" office:value="48.77156" calcext:value-type="float">
            <text:p>48.77156000</text:p>
          </table:table-cell>
          <table:table-cell office:value-type="float" office:value="14.98511" calcext:value-type="float">
            <text:p>14.98511000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Gmunden</text:p>
          </table:table-cell>
          <table:table-cell office:value-type="string" calcext:value-type="string">
            <text:p>Oberösterreich</text:p>
          </table:table-cell>
          <table:table-cell office:value-type="float" office:value="47.91839" calcext:value-type="float">
            <text:p>47.91839000</text:p>
          </table:table-cell>
          <table:table-cell office:value-type="float" office:value="13.7993300000001" calcext:value-type="float">
            <text:p>13.79933000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Graz</text:p>
          </table:table-cell>
          <table:table-cell office:value-type="string" calcext:value-type="string">
            <text:p>Steiermark</text:p>
          </table:table-cell>
          <table:table-cell office:value-type="float" office:value="47.070714" calcext:value-type="float">
            <text:p>47.07071400</text:p>
          </table:table-cell>
          <table:table-cell office:value-type="float" office:value="15.4395039999999" calcext:value-type="float">
            <text:p>15.43950400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Grieskirchen</text:p>
          </table:table-cell>
          <table:table-cell office:value-type="string" calcext:value-type="string">
            <text:p>Oberösterreich</text:p>
          </table:table-cell>
          <table:table-cell office:value-type="float" office:value="48.23587" calcext:value-type="float">
            <text:p>48.23587000</text:p>
          </table:table-cell>
          <table:table-cell office:value-type="float" office:value="13.82617" calcext:value-type="float">
            <text:p>13.82617000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string" calcext:value-type="string">
            <text:p>Gröbming</text:p>
          </table:table-cell>
          <table:table-cell office:value-type="string" calcext:value-type="string">
            <text:p>Steiermark</text:p>
          </table:table-cell>
          <table:table-cell office:value-type="float" office:value="47.4444782" calcext:value-type="float">
            <text:p>47.44447820</text:p>
          </table:table-cell>
          <table:table-cell office:value-type="float" office:value="13.9018725" calcext:value-type="float">
            <text:p>13.90187250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string" calcext:value-type="string">
            <text:p>Güssing</text:p>
          </table:table-cell>
          <table:table-cell office:value-type="string" calcext:value-type="string">
            <text:p>Burgenland</text:p>
          </table:table-cell>
          <table:table-cell office:value-type="float" office:value="47.05932" calcext:value-type="float">
            <text:p>47.05932000</text:p>
          </table:table-cell>
          <table:table-cell office:value-type="float" office:value="16.32449" calcext:value-type="float">
            <text:p>16.32449000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Hallein</text:p>
          </table:table-cell>
          <table:table-cell office:value-type="string" calcext:value-type="string">
            <text:p>Salzburg</text:p>
          </table:table-cell>
          <table:table-cell office:value-type="float" office:value="47.68248" calcext:value-type="float">
            <text:p>47.68248000</text:p>
          </table:table-cell>
          <table:table-cell office:value-type="float" office:value="13.10037" calcext:value-type="float">
            <text:p>13.10037000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Hartberg-Fürstenfeld</text:p>
          </table:table-cell>
          <table:table-cell office:value-type="string" calcext:value-type="string">
            <text:p>Steiermark</text:p>
          </table:table-cell>
          <table:table-cell office:value-type="float" office:value="47.2815" calcext:value-type="float">
            <text:p>47.28150000</text:p>
          </table:table-cell>
          <table:table-cell office:value-type="float" office:value="15.97302" calcext:value-type="float">
            <text:p>15.97302000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Hermagor</text:p>
          </table:table-cell>
          <table:table-cell office:value-type="string" calcext:value-type="string">
            <text:p>Kärnten</text:p>
          </table:table-cell>
          <table:table-cell office:value-type="float" office:value="46.6273921" calcext:value-type="float">
            <text:p>46.62739210</text:p>
          </table:table-cell>
          <table:table-cell office:value-type="float" office:value="13.3711996" calcext:value-type="float">
            <text:p>13.37119960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office:value-type="string" calcext:value-type="string">
            <text:p>Hollabrunn</text:p>
          </table:table-cell>
          <table:table-cell office:value-type="string" calcext:value-type="string">
            <text:p>Niederösterreich</text:p>
          </table:table-cell>
          <table:table-cell office:value-type="float" office:value="48.5625696" calcext:value-type="float">
            <text:p>48.56256960</text:p>
          </table:table-cell>
          <table:table-cell office:value-type="float" office:value="16.0787228" calcext:value-type="float">
            <text:p>16.07872280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string" calcext:value-type="string">
            <text:p>Horn</text:p>
          </table:table-cell>
          <table:table-cell office:value-type="string" calcext:value-type="string">
            <text:p>Niederösterreich</text:p>
          </table:table-cell>
          <table:table-cell office:value-type="float" office:value="48.66607" calcext:value-type="float">
            <text:p>48.66607000</text:p>
          </table:table-cell>
          <table:table-cell office:value-type="float" office:value="15.65716" calcext:value-type="float">
            <text:p>15.65716000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office:value-type="string" calcext:value-type="string">
            <text:p>Imst</text:p>
          </table:table-cell>
          <table:table-cell office:value-type="string" calcext:value-type="string">
            <text:p>Tirol</text:p>
          </table:table-cell>
          <table:table-cell office:value-type="float" office:value="47.24013" calcext:value-type="float">
            <text:p>47.24013000</text:p>
          </table:table-cell>
          <table:table-cell office:value-type="float" office:value="10.73954" calcext:value-type="float">
            <text:p>10.73954000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Innsbruck</text:p>
          </table:table-cell>
          <table:table-cell office:value-type="string" calcext:value-type="string">
            <text:p>Tirol</text:p>
          </table:table-cell>
          <table:table-cell office:value-type="float" office:value="47.2692124" calcext:value-type="float">
            <text:p>47.26921240</text:p>
          </table:table-cell>
          <table:table-cell office:value-type="float" office:value="11.4041024000001" calcext:value-type="float">
            <text:p>11.40410240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string" calcext:value-type="string">
            <text:p>Jennersdorf</text:p>
          </table:table-cell>
          <table:table-cell office:value-type="string" calcext:value-type="string">
            <text:p>Burgenland</text:p>
          </table:table-cell>
          <table:table-cell office:value-type="float" office:value="46.93712" calcext:value-type="float">
            <text:p>46.93712000</text:p>
          </table:table-cell>
          <table:table-cell office:value-type="float" office:value="16.12961" calcext:value-type="float">
            <text:p>16.12961000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Kirchdorf an der Krems</text:p>
          </table:table-cell>
          <table:table-cell office:value-type="string" calcext:value-type="string">
            <text:p>Oberösterreich</text:p>
          </table:table-cell>
          <table:table-cell office:value-type="float" office:value="47.90626" calcext:value-type="float">
            <text:p>47.90626000</text:p>
          </table:table-cell>
          <table:table-cell office:value-type="float" office:value="14.11983" calcext:value-type="float">
            <text:p>14.11983000</text:p>
          </table:table-cell>
          <table:table-cell office:value-type="float" office:value="441" calcext:value-type="float">
            <text:p>441</text:p>
          </table:table-cell>
        </table:table-row>
        <table:table-row table:style-name="ro2">
          <table:table-cell office:value-type="string" calcext:value-type="string">
            <text:p>Kitzbühel</text:p>
          </table:table-cell>
          <table:table-cell office:value-type="string" calcext:value-type="string">
            <text:p>Tirol</text:p>
          </table:table-cell>
          <table:table-cell office:value-type="float" office:value="47.44499" calcext:value-type="float">
            <text:p>47.44499000</text:p>
          </table:table-cell>
          <table:table-cell office:value-type="float" office:value="12.39143" calcext:value-type="float">
            <text:p>12.39143000</text:p>
          </table:table-cell>
          <table:table-cell office:value-type="float" office:value="757" calcext:value-type="float">
            <text:p>757</text:p>
          </table:table-cell>
        </table:table-row>
        <table:table-row table:style-name="ro2">
          <table:table-cell office:value-type="string" calcext:value-type="string">
            <text:p>Klagenfurt</text:p>
          </table:table-cell>
          <table:table-cell office:value-type="string" calcext:value-type="string">
            <text:p>Kärnten</text:p>
          </table:table-cell>
          <table:table-cell office:value-type="float" office:value="46.6364598" calcext:value-type="float">
            <text:p>46.63645980</text:p>
          </table:table-cell>
          <table:table-cell office:value-type="float" office:value="14.3122246" calcext:value-type="float">
            <text:p>14.31222460</text:p>
          </table:table-cell>
          <table:table-cell office:value-type="float" office:value="445" calcext:value-type="float">
            <text:p>445</text:p>
          </table:table-cell>
        </table:table-row>
        <table:table-row table:style-name="ro2">
          <table:table-cell office:value-type="string" calcext:value-type="string">
            <text:p>Korneuburg</text:p>
          </table:table-cell>
          <table:table-cell office:value-type="string" calcext:value-type="string">
            <text:p>Niederösterreich</text:p>
          </table:table-cell>
          <table:table-cell office:value-type="float" office:value="48.34472" calcext:value-type="float">
            <text:p>48.34472000</text:p>
          </table:table-cell>
          <table:table-cell office:value-type="float" office:value="16.33149" calcext:value-type="float">
            <text:p>16.33149000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Krems an der Donau</text:p>
          </table:table-cell>
          <table:table-cell office:value-type="string" calcext:value-type="string">
            <text:p>Niederösterreich</text:p>
          </table:table-cell>
          <table:table-cell office:value-type="float" office:value="48.40999" calcext:value-type="float">
            <text:p>48.40999000</text:p>
          </table:table-cell>
          <table:table-cell office:value-type="float" office:value="15.60384" calcext:value-type="float">
            <text:p>15.60384000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Kufstein</text:p>
          </table:table-cell>
          <table:table-cell office:value-type="string" calcext:value-type="string">
            <text:p>Tirol</text:p>
          </table:table-cell>
          <table:table-cell office:value-type="float" office:value="47.58237" calcext:value-type="float">
            <text:p>47.58237000</text:p>
          </table:table-cell>
          <table:table-cell office:value-type="float" office:value="12.16275" calcext:value-type="float">
            <text:p>12.16275000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Landeck</text:p>
          </table:table-cell>
          <table:table-cell office:value-type="string" calcext:value-type="string">
            <text:p>Tirol</text:p>
          </table:table-cell>
          <table:table-cell office:value-type="float" office:value="47.14057" calcext:value-type="float">
            <text:p>47.14057000</text:p>
          </table:table-cell>
          <table:table-cell office:value-type="float" office:value="10.56558" calcext:value-type="float">
            <text:p>10.56558000</text:p>
          </table:table-cell>
          <table:table-cell office:value-type="float" office:value="781" calcext:value-type="float">
            <text:p>781</text:p>
          </table:table-cell>
        </table:table-row>
        <table:table-row table:style-name="ro2">
          <table:table-cell office:value-type="string" calcext:value-type="string">
            <text:p>Leibnitz</text:p>
          </table:table-cell>
          <table:table-cell office:value-type="string" calcext:value-type="string">
            <text:p>Steiermark</text:p>
          </table:table-cell>
          <table:table-cell office:value-type="float" office:value="46.79043" calcext:value-type="float">
            <text:p>46.79043000</text:p>
          </table:table-cell>
          <table:table-cell office:value-type="float" office:value="15.5620699999999" calcext:value-type="float">
            <text:p>15.56207000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Leoben</text:p>
          </table:table-cell>
          <table:table-cell office:value-type="string" calcext:value-type="string">
            <text:p>Steiermark</text:p>
          </table:table-cell>
          <table:table-cell office:value-type="float" office:value="47.37639" calcext:value-type="float">
            <text:p>47.37639000</text:p>
          </table:table-cell>
          <table:table-cell office:value-type="float" office:value="15.09113" calcext:value-type="float">
            <text:p>15.09113000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Lienz</text:p>
          </table:table-cell>
          <table:table-cell office:value-type="string" calcext:value-type="string">
            <text:p>Tirol</text:p>
          </table:table-cell>
          <table:table-cell office:value-type="float" office:value="46.82769" calcext:value-type="float">
            <text:p>46.82769000</text:p>
          </table:table-cell>
          <table:table-cell office:value-type="float" office:value="12.7627199999999" calcext:value-type="float">
            <text:p>12.76272000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office:value-type="string" calcext:value-type="string">
            <text:p>Liezen</text:p>
          </table:table-cell>
          <table:table-cell office:value-type="string" calcext:value-type="string">
            <text:p>Steiermark</text:p>
          </table:table-cell>
          <table:table-cell office:value-type="float" office:value="47.56741" calcext:value-type="float">
            <text:p>47.56741000</text:p>
          </table:table-cell>
          <table:table-cell office:value-type="float" office:value="14.24315" calcext:value-type="float">
            <text:p>14.24315000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office:value-type="string" calcext:value-type="string">
            <text:p>Lilienfeld</text:p>
          </table:table-cell>
          <table:table-cell office:value-type="string" calcext:value-type="string">
            <text:p>Niederösterreich</text:p>
          </table:table-cell>
          <table:table-cell office:value-type="float" office:value="48.0180638" calcext:value-type="float">
            <text:p>48.01806380</text:p>
          </table:table-cell>
          <table:table-cell office:value-type="float" office:value="15.5945498" calcext:value-type="float">
            <text:p>15.5945498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Linz</text:p>
          </table:table-cell>
          <table:table-cell office:value-type="string" calcext:value-type="string">
            <text:p>Oberösterreich</text:p>
          </table:table-cell>
          <table:table-cell office:value-type="float" office:value="48.30694" calcext:value-type="float">
            <text:p>48.30694000</text:p>
          </table:table-cell>
          <table:table-cell office:value-type="float" office:value="14.28583" calcext:value-type="float">
            <text:p>14.28583000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Mattersburg</text:p>
          </table:table-cell>
          <table:table-cell office:value-type="string" calcext:value-type="string">
            <text:p>Burgenland</text:p>
          </table:table-cell>
          <table:table-cell office:value-type="float" office:value="47.73625" calcext:value-type="float">
            <text:p>47.73625000</text:p>
          </table:table-cell>
          <table:table-cell office:value-type="float" office:value="16.39663" calcext:value-type="float">
            <text:p>16.3966300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Melk</text:p>
          </table:table-cell>
          <table:table-cell office:value-type="string" calcext:value-type="string">
            <text:p>Niederösterreich</text:p>
          </table:table-cell>
          <table:table-cell office:value-type="float" office:value="48.22647" calcext:value-type="float">
            <text:p>48.22647000</text:p>
          </table:table-cell>
          <table:table-cell office:value-type="float" office:value="15.34996" calcext:value-type="float">
            <text:p>15.34996000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string" calcext:value-type="string">
            <text:p>Mistelbach</text:p>
          </table:table-cell>
          <table:table-cell office:value-type="string" calcext:value-type="string">
            <text:p>Niederösterreich</text:p>
          </table:table-cell>
          <table:table-cell office:value-type="float" office:value="48.56743" calcext:value-type="float">
            <text:p>48.56743000</text:p>
          </table:table-cell>
          <table:table-cell office:value-type="float" office:value="16.5722000000001" calcext:value-type="float">
            <text:p>16.5722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Mödling</text:p>
          </table:table-cell>
          <table:table-cell office:value-type="string" calcext:value-type="string">
            <text:p>Niederösterreich</text:p>
          </table:table-cell>
          <table:table-cell office:value-type="float" office:value="48.08255" calcext:value-type="float">
            <text:p>48.08255000</text:p>
          </table:table-cell>
          <table:table-cell office:value-type="float" office:value="16.2869000000001" calcext:value-type="float">
            <text:p>16.2869000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Murau</text:p>
          </table:table-cell>
          <table:table-cell office:value-type="string" calcext:value-type="string">
            <text:p>Steiermark</text:p>
          </table:table-cell>
          <table:table-cell office:value-type="float" office:value="47.11304" calcext:value-type="float">
            <text:p>47.11304000</text:p>
          </table:table-cell>
          <table:table-cell office:value-type="float" office:value="14.16904" calcext:value-type="float">
            <text:p>14.16904000</text:p>
          </table:table-cell>
          <table:table-cell office:value-type="float" office:value="839" calcext:value-type="float">
            <text:p>839</text:p>
          </table:table-cell>
        </table:table-row>
        <table:table-row table:style-name="ro2">
          <table:table-cell office:value-type="string" calcext:value-type="string">
            <text:p>Murtal</text:p>
          </table:table-cell>
          <table:table-cell office:value-type="string" calcext:value-type="string">
            <text:p>Steiermark</text:p>
          </table:table-cell>
          <table:table-cell office:value-type="float" office:value="47.1687763" calcext:value-type="float">
            <text:p>47.16877630</text:p>
          </table:table-cell>
          <table:table-cell office:value-type="float" office:value="14.6600396" calcext:value-type="float">
            <text:p>14.66003960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office:value-type="string" calcext:value-type="string">
            <text:p>Neunkirchen</text:p>
          </table:table-cell>
          <table:table-cell office:value-type="string" calcext:value-type="string">
            <text:p>Niederösterreich</text:p>
          </table:table-cell>
          <table:table-cell office:value-type="float" office:value="47.72607" calcext:value-type="float">
            <text:p>47.72607000</text:p>
          </table:table-cell>
          <table:table-cell office:value-type="float" office:value="16.0812100000001" calcext:value-type="float">
            <text:p>16.08121000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office:value-type="string" calcext:value-type="string">
            <text:p>Neusiedl am See</text:p>
          </table:table-cell>
          <table:table-cell office:value-type="string" calcext:value-type="string">
            <text:p>Burgenland</text:p>
          </table:table-cell>
          <table:table-cell office:value-type="float" office:value="47.94736" calcext:value-type="float">
            <text:p>47.94736000</text:p>
          </table:table-cell>
          <table:table-cell office:value-type="float" office:value="16.84537" calcext:value-type="float">
            <text:p>16.8453700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Oberpullendorf</text:p>
          </table:table-cell>
          <table:table-cell office:value-type="string" calcext:value-type="string">
            <text:p>Burgenland</text:p>
          </table:table-cell>
          <table:table-cell office:value-type="float" office:value="47.49497" calcext:value-type="float">
            <text:p>47.49497000</text:p>
          </table:table-cell>
          <table:table-cell office:value-type="float" office:value="16.50879" calcext:value-type="float">
            <text:p>16.50879000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Oberwart</text:p>
          </table:table-cell>
          <table:table-cell office:value-type="string" calcext:value-type="string">
            <text:p>Burgenland</text:p>
          </table:table-cell>
          <table:table-cell office:value-type="float" office:value="47.29482" calcext:value-type="float">
            <text:p>47.29482000</text:p>
          </table:table-cell>
          <table:table-cell office:value-type="float" office:value="16.1991399999999" calcext:value-type="float">
            <text:p>16.19914000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Perg</text:p>
          </table:table-cell>
          <table:table-cell office:value-type="string" calcext:value-type="string">
            <text:p>Oberösterreich</text:p>
          </table:table-cell>
          <table:table-cell office:value-type="float" office:value="48.24992" calcext:value-type="float">
            <text:p>48.24992000</text:p>
          </table:table-cell>
          <table:table-cell office:value-type="float" office:value="14.63474" calcext:value-type="float">
            <text:p>14.63474000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Reutte</text:p>
          </table:table-cell>
          <table:table-cell office:value-type="string" calcext:value-type="string">
            <text:p>Tirol</text:p>
          </table:table-cell>
          <table:table-cell office:value-type="float" office:value="47.48879" calcext:value-type="float">
            <text:p>47.48879000</text:p>
          </table:table-cell>
          <table:table-cell office:value-type="float" office:value="10.71865" calcext:value-type="float">
            <text:p>10.71865000</text:p>
          </table:table-cell>
          <table:table-cell office:value-type="float" office:value="856" calcext:value-type="float">
            <text:p>856</text:p>
          </table:table-cell>
        </table:table-row>
        <table:table-row table:style-name="ro2">
          <table:table-cell office:value-type="string" calcext:value-type="string">
            <text:p>Ried im Innkreis</text:p>
          </table:table-cell>
          <table:table-cell office:value-type="string" calcext:value-type="string">
            <text:p>Oberösterreich</text:p>
          </table:table-cell>
          <table:table-cell office:value-type="float" office:value="48.21272" calcext:value-type="float">
            <text:p>48.21272000</text:p>
          </table:table-cell>
          <table:table-cell office:value-type="float" office:value="13.49272" calcext:value-type="float">
            <text:p>13.49272000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Rohrbach in Oberösterreich</text:p>
          </table:table-cell>
          <table:table-cell office:value-type="string" calcext:value-type="string">
            <text:p>Oberösterreich</text:p>
          </table:table-cell>
          <table:table-cell office:value-type="float" office:value="48.5724264" calcext:value-type="float">
            <text:p>48.57242640</text:p>
          </table:table-cell>
          <table:table-cell office:value-type="float" office:value="13.9892409" calcext:value-type="float">
            <text:p>13.98924090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string" calcext:value-type="string">
            <text:p>Rust</text:p>
          </table:table-cell>
          <table:table-cell office:value-type="string" calcext:value-type="string">
            <text:p>Burgenland</text:p>
          </table:table-cell>
          <table:table-cell office:value-type="float" office:value="47.80238" calcext:value-type="float">
            <text:p>47.80238000</text:p>
          </table:table-cell>
          <table:table-cell office:value-type="float" office:value="16.67218" calcext:value-type="float">
            <text:p>16.67218000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table:number-columns-repeated="2" office:value-type="string" calcext:value-type="string">
            <text:p>Salzburg</text:p>
          </table:table-cell>
          <table:table-cell office:value-type="float" office:value="47.80949" calcext:value-type="float">
            <text:p>47.80949000</text:p>
          </table:table-cell>
          <table:table-cell office:value-type="float" office:value="13.05501" calcext:value-type="float">
            <text:p>13.05501000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St. Johann im Pongau</text:p>
          </table:table-cell>
          <table:table-cell office:value-type="string" calcext:value-type="string">
            <text:p>Salzburg</text:p>
          </table:table-cell>
          <table:table-cell office:value-type="float" office:value="47.34892" calcext:value-type="float">
            <text:p>47.34892000</text:p>
          </table:table-cell>
          <table:table-cell office:value-type="float" office:value="13.20419" calcext:value-type="float">
            <text:p>13.20419000</text:p>
          </table:table-cell>
          <table:table-cell office:value-type="float" office:value="609" calcext:value-type="float">
            <text:p>609</text:p>
          </table:table-cell>
        </table:table-row>
        <table:table-row table:style-name="ro2">
          <table:table-cell office:value-type="string" calcext:value-type="string">
            <text:p>St. Pölten</text:p>
          </table:table-cell>
          <table:table-cell office:value-type="string" calcext:value-type="string">
            <text:p>Niederösterreich</text:p>
          </table:table-cell>
          <table:table-cell office:value-type="float" office:value="48.20353" calcext:value-type="float">
            <text:p>48.20353000</text:p>
          </table:table-cell>
          <table:table-cell office:value-type="float" office:value="15.6381699999999" calcext:value-type="float">
            <text:p>15.63817000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St. Veit an der Glan</text:p>
          </table:table-cell>
          <table:table-cell office:value-type="string" calcext:value-type="string">
            <text:p>Kärnten</text:p>
          </table:table-cell>
          <table:table-cell office:value-type="float" office:value="46.76748" calcext:value-type="float">
            <text:p>46.76748000</text:p>
          </table:table-cell>
          <table:table-cell office:value-type="float" office:value="14.36151" calcext:value-type="float">
            <text:p>14.361510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Schärding</text:p>
          </table:table-cell>
          <table:table-cell office:value-type="string" calcext:value-type="string">
            <text:p>Oberösterreich</text:p>
          </table:table-cell>
          <table:table-cell office:value-type="float" office:value="48.46051" calcext:value-type="float">
            <text:p>48.46051000</text:p>
          </table:table-cell>
          <table:table-cell office:value-type="float" office:value="13.43268" calcext:value-type="float">
            <text:p>13.43268000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Scheibbs</text:p>
          </table:table-cell>
          <table:table-cell office:value-type="string" calcext:value-type="string">
            <text:p>Niederösterreich</text:p>
          </table:table-cell>
          <table:table-cell office:value-type="float" office:value="48.00804" calcext:value-type="float">
            <text:p>48.00804000</text:p>
          </table:table-cell>
          <table:table-cell office:value-type="float" office:value="15.16781" calcext:value-type="float">
            <text:p>15.16781000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office:value-type="string" calcext:value-type="string">
            <text:p>Schwaz</text:p>
          </table:table-cell>
          <table:table-cell office:value-type="string" calcext:value-type="string">
            <text:p>Tirol</text:p>
          </table:table-cell>
          <table:table-cell office:value-type="float" office:value="47.3502" calcext:value-type="float">
            <text:p>47.35020000</text:p>
          </table:table-cell>
          <table:table-cell office:value-type="float" office:value="11.70584" calcext:value-type="float">
            <text:p>11.70584000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office:value-type="string" calcext:value-type="string">
            <text:p>Spittal an der Drau</text:p>
          </table:table-cell>
          <table:table-cell office:value-type="string" calcext:value-type="string">
            <text:p>Kärnten</text:p>
          </table:table-cell>
          <table:table-cell office:value-type="float" office:value="46.79968" calcext:value-type="float">
            <text:p>46.79968000</text:p>
          </table:table-cell>
          <table:table-cell office:value-type="float" office:value="13.4928" calcext:value-type="float">
            <text:p>13.49280000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Steyr</text:p>
          </table:table-cell>
          <table:table-cell office:value-type="string" calcext:value-type="string">
            <text:p>Oberösterreich</text:p>
          </table:table-cell>
          <table:table-cell office:value-type="float" office:value="48.05009" calcext:value-type="float">
            <text:p>48.05009000</text:p>
          </table:table-cell>
          <table:table-cell office:value-type="float" office:value="14.41827" calcext:value-type="float">
            <text:p>14.41827000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string" calcext:value-type="string">
            <text:p>Feldbach</text:p>
          </table:table-cell>
          <table:table-cell office:value-type="string" calcext:value-type="string">
            <text:p>Steiermark</text:p>
          </table:table-cell>
          <table:table-cell office:value-type="float" office:value="46.95279" calcext:value-type="float">
            <text:p>46.95279000</text:p>
          </table:table-cell>
          <table:table-cell office:value-type="float" office:value="15.88784" calcext:value-type="float">
            <text:p>15.88784000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string" calcext:value-type="string">
            <text:p>Tamsweg</text:p>
          </table:table-cell>
          <table:table-cell office:value-type="string" calcext:value-type="string">
            <text:p>Salzburg</text:p>
          </table:table-cell>
          <table:table-cell office:value-type="float" office:value="47.12955" calcext:value-type="float">
            <text:p>47.12955000</text:p>
          </table:table-cell>
          <table:table-cell office:value-type="float" office:value="13.8103599999999" calcext:value-type="float">
            <text:p>13.81036000</text:p>
          </table:table-cell>
          <table:table-cell office:value-type="float" office:value="1018" calcext:value-type="float">
            <text:p>1018</text:p>
          </table:table-cell>
        </table:table-row>
        <table:table-row table:style-name="ro2">
          <table:table-cell office:value-type="string" calcext:value-type="string">
            <text:p>Tulln an der Donau</text:p>
          </table:table-cell>
          <table:table-cell office:value-type="string" calcext:value-type="string">
            <text:p>Niederösterreich</text:p>
          </table:table-cell>
          <table:table-cell office:value-type="float" office:value="48.3314949" calcext:value-type="float">
            <text:p>48.33149490</text:p>
          </table:table-cell>
          <table:table-cell office:value-type="float" office:value="16.060737" calcext:value-type="float">
            <text:p>16.06073700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Urfahr</text:p>
          </table:table-cell>
          <table:table-cell office:value-type="string" calcext:value-type="string">
            <text:p>Oberösterreich</text:p>
          </table:table-cell>
          <table:table-cell office:value-type="float" office:value="48.319111" calcext:value-type="float">
            <text:p>48.31911100</text:p>
          </table:table-cell>
          <table:table-cell office:value-type="float" office:value="14.2910850000001" calcext:value-type="float">
            <text:p>14.29108500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Villach</text:p>
          </table:table-cell>
          <table:table-cell office:value-type="string" calcext:value-type="string">
            <text:p>Kärnten</text:p>
          </table:table-cell>
          <table:table-cell office:value-type="float" office:value="46.60856" calcext:value-type="float">
            <text:p>46.60856000</text:p>
          </table:table-cell>
          <table:table-cell office:value-type="float" office:value="13.8506199999999" calcext:value-type="float">
            <text:p>13.85062000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Voitsberg</text:p>
          </table:table-cell>
          <table:table-cell office:value-type="string" calcext:value-type="string">
            <text:p>Steiermark</text:p>
          </table:table-cell>
          <table:table-cell office:value-type="float" office:value="47.043268" calcext:value-type="float">
            <text:p>47.04326800</text:p>
          </table:table-cell>
          <table:table-cell office:value-type="float" office:value="15.153633" calcext:value-type="float">
            <text:p>15.15363300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string" calcext:value-type="string">
            <text:p>Vocklabruck</text:p>
          </table:table-cell>
          <table:table-cell office:value-type="string" calcext:value-type="string">
            <text:p>Oberösterreich</text:p>
          </table:table-cell>
          <table:table-cell office:value-type="float" office:value="48.00334" calcext:value-type="float">
            <text:p>48.00334000</text:p>
          </table:table-cell>
          <table:table-cell office:value-type="float" office:value="13.65613" calcext:value-type="float">
            <text:p>13.65613000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Völkermarkt</text:p>
          </table:table-cell>
          <table:table-cell office:value-type="string" calcext:value-type="string">
            <text:p>Kärnten</text:p>
          </table:table-cell>
          <table:table-cell office:value-type="float" office:value="46.66207" calcext:value-type="float">
            <text:p>46.66207000</text:p>
          </table:table-cell>
          <table:table-cell office:value-type="float" office:value="14.63359" calcext:value-type="float">
            <text:p>14.63359000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Waidhofen an der Thaya</text:p>
          </table:table-cell>
          <table:table-cell office:value-type="string" calcext:value-type="string">
            <text:p>Niederösterreich</text:p>
          </table:table-cell>
          <table:table-cell office:value-type="float" office:value="48.81547" calcext:value-type="float">
            <text:p>48.81547000</text:p>
          </table:table-cell>
          <table:table-cell office:value-type="float" office:value="15.2833000000001" calcext:value-type="float">
            <text:p>15.28330000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Waidhofen an der Ybbs</text:p>
          </table:table-cell>
          <table:table-cell office:value-type="string" calcext:value-type="string">
            <text:p>Niederösterreich</text:p>
          </table:table-cell>
          <table:table-cell office:value-type="float" office:value="47.96023" calcext:value-type="float">
            <text:p>47.96023000</text:p>
          </table:table-cell>
          <table:table-cell office:value-type="float" office:value="14.77283" calcext:value-type="float">
            <text:p>14.77283000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Weiz</text:p>
          </table:table-cell>
          <table:table-cell office:value-type="string" calcext:value-type="string">
            <text:p>Steiermark</text:p>
          </table:table-cell>
          <table:table-cell office:value-type="float" office:value="47.21717" calcext:value-type="float">
            <text:p>47.21717000</text:p>
          </table:table-cell>
          <table:table-cell office:value-type="float" office:value="15.62297" calcext:value-type="float">
            <text:p>15.62297000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office:value-type="string" calcext:value-type="string">
            <text:p>Wels</text:p>
          </table:table-cell>
          <table:table-cell office:value-type="string" calcext:value-type="string">
            <text:p>Oberösterreich</text:p>
          </table:table-cell>
          <table:table-cell office:value-type="float" office:value="48.16542" calcext:value-type="float">
            <text:p>48.16542000</text:p>
          </table:table-cell>
          <table:table-cell office:value-type="float" office:value="14.03664" calcext:value-type="float">
            <text:p>14.03664000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table:number-columns-repeated="2" office:value-type="string" calcext:value-type="string">
            <text:p>Wien</text:p>
          </table:table-cell>
          <table:table-cell office:value-type="float" office:value="48.2081743" calcext:value-type="float">
            <text:p>48.20817430</text:p>
          </table:table-cell>
          <table:table-cell office:value-type="float" office:value="16.3738189000001" calcext:value-type="float">
            <text:p>16.37381890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Wiener Neustadt</text:p>
          </table:table-cell>
          <table:table-cell office:value-type="string" calcext:value-type="string">
            <text:p>Niederösterreich</text:p>
          </table:table-cell>
          <table:table-cell office:value-type="float" office:value="47.80279" calcext:value-type="float">
            <text:p>47.80279000</text:p>
          </table:table-cell>
          <table:table-cell office:value-type="float" office:value="16.2331799999999" calcext:value-type="float">
            <text:p>16.23318000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Wolfsberg</text:p>
          </table:table-cell>
          <table:table-cell office:value-type="string" calcext:value-type="string">
            <text:p>Kärnten</text:p>
          </table:table-cell>
          <table:table-cell office:value-type="float" office:value="46.8401" calcext:value-type="float">
            <text:p>46.84010000</text:p>
          </table:table-cell>
          <table:table-cell office:value-type="float" office:value="14.84277" calcext:value-type="float">
            <text:p>14.84277000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Zell am See</text:p>
          </table:table-cell>
          <table:table-cell office:value-type="string" calcext:value-type="string">
            <text:p>Salzburg</text:p>
          </table:table-cell>
          <table:table-cell office:value-type="float" office:value="47.32352" calcext:value-type="float">
            <text:p>47.32352000</text:p>
          </table:table-cell>
          <table:table-cell office:value-type="float" office:value="12.7968499999999" calcext:value-type="float">
            <text:p>12.79685000</text:p>
          </table:table-cell>
          <table:table-cell office:value-type="float" office:value="765" calcext:value-type="float">
            <text:p>765</text:p>
          </table:table-cell>
        </table:table-row>
        <table:table-row table:style-name="ro2">
          <table:table-cell office:value-type="string" calcext:value-type="string">
            <text:p>Zwettl</text:p>
          </table:table-cell>
          <table:table-cell office:value-type="string" calcext:value-type="string">
            <text:p>Niederösterreich</text:p>
          </table:table-cell>
          <table:table-cell office:value-type="float" office:value="48.6058353" calcext:value-type="float">
            <text:p>48.60583530</text:p>
          </table:table-cell>
          <table:table-cell office:value-type="float" office:value="15.1662692" calcext:value-type="float">
            <text:p>15.16626920</text:p>
          </table:table-cell>
          <table:table-cell office:value-type="float" office:value="531" calcext:value-type="float">
            <text:p>53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8" loext:min-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6:30:42.292671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2M43S</meta:editing-duration>
    <meta:editing-cycles>95</meta:editing-cycles>
    <meta:generator>LibreOffice/5.0.2.2$Linux_X86_64 LibreOffice_project/00m0$Build-2</meta:generator>
    <dc:date>2015-12-05T16:33:00.106936304</dc:date>
    <meta:document-statistic meta:table-count="3" meta:cell-count="415" meta:object-count="0"/>
    <meta:user-defined meta:name="Info 1"/>
    <meta:user-defined meta:name="Info 2"/>
    <meta:user-defined meta:name="Info 3"/>
    <meta:user-defined meta:name="Info 4"/>
  </office:meta>
</office:document-meta>
</file>